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81.3pt"/>
    </style:style>
    <style:style style:name="co3" style:family="table-column">
      <style:table-column-properties fo:break-before="auto" style:column-width="123.76pt"/>
    </style:style>
    <style:style style:name="co4" style:family="table-column">
      <style:table-column-properties fo:break-before="auto" style:column-width="112.14pt"/>
    </style:style>
    <style:style style:name="co5" style:family="table-column">
      <style:table-column-properties fo:break-before="auto" style:column-width="122.94pt"/>
    </style:style>
    <style:style style:name="co6" style:family="table-column">
      <style:table-column-properties fo:break-before="auto" style:column-width="117.55pt"/>
    </style:style>
    <style:style style:name="co7" style:family="table-column">
      <style:table-column-properties fo:break-before="auto" style:column-width="111.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queue-results" table:style-name="ta1">
        <table:shapes>
          <draw:frame draw:z-index="0" draw:style-name="gr1" draw:text-style-name="P1" svg:width="844.44pt" svg:height="368.19pt" svg:x="7pt" svg:y="304.95pt">
            <draw:object draw:notify-on-update-of-ranges="'queue-results'.A1:'queue-results'.A1 'queue-results'.A2:'queue-results'.A23 'queue-results'.B1:'queue-results'.B1 'queue-results'.B2:'queue-results'.B23 'queue-results'.C1:'queue-results'.C1 'queue-results'.C2:'queue-results'.C23 'queue-results'.D1:'queue-results'.D1 'queue-results'.D2:'queue-results'.D23 'queue-results'.E1:'queue-results'.E1 'queue-results'.E2:'queue-results'.E23 'queue-results'.F1:'queue-results'.F1 'queue-results'.F2:'queue-results'.F23 'queue-results'.G1:'queue-results'.G1 'queue-results'.G2:'queue-results'.G23 'queue-results'.H1:'queue-results'.H1 'queue-results'.H2:'queue-results'.H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reads cnt</text:p>
          </table:table-cell>
          <table:table-cell office:value-type="string" calcext:value-type="string">
            <text:p>lock-free queue"</text:p>
          </table:table-cell>
          <table:table-cell office:value-type="string" calcext:value-type="string">
            <text:p>lock-free queue with pool"</text:p>
          </table:table-cell>
          <table:table-cell office:value-type="string" calcext:value-type="string">
            <text:p>boost::lockfree::queue"</text:p>
          </table:table-cell>
          <table:table-cell office:value-type="string" calcext:value-type="string">
            <text:p>cds::container::msqueue"</text:p>
          </table:table-cell>
          <table:table-cell office:value-type="string" calcext:value-type="string">
            <text:p>cds::container::fcqueue"</text:p>
          </table:table-cell>
          <table:table-cell office:value-type="string" calcext:value-type="string">
            <text:p>std::queue with mutex"</text:p>
          </table:table-cell>
          <table:table-cell office:value-type="string" calcext:value-type="string">
            <text:p>std::queue with spin-lock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62070" calcext:value-type="float">
            <text:p>4762070</text:p>
          </table:table-cell>
          <table:table-cell office:value-type="float" office:value="19480300" calcext:value-type="float">
            <text:p>19480300</text:p>
          </table:table-cell>
          <table:table-cell office:value-type="float" office:value="18256900" calcext:value-type="float">
            <text:p>18256900</text:p>
          </table:table-cell>
          <table:table-cell office:value-type="float" office:value="5859350" calcext:value-type="float">
            <text:p>5859350</text:p>
          </table:table-cell>
          <table:table-cell office:value-type="float" office:value="13180600" calcext:value-type="float">
            <text:p>13180600</text:p>
          </table:table-cell>
          <table:table-cell office:value-type="float" office:value="19081100" calcext:value-type="float">
            <text:p>19081100</text:p>
          </table:table-cell>
          <table:table-cell office:value-type="float" office:value="16699400" calcext:value-type="float">
            <text:p>166994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03380" calcext:value-type="float">
            <text:p>2303380</text:p>
          </table:table-cell>
          <table:table-cell office:value-type="float" office:value="2747350" calcext:value-type="float">
            <text:p>2747350</text:p>
          </table:table-cell>
          <table:table-cell office:value-type="float" office:value="2581430" calcext:value-type="float">
            <text:p>2581430</text:p>
          </table:table-cell>
          <table:table-cell office:value-type="float" office:value="3329550" calcext:value-type="float">
            <text:p>3329550</text:p>
          </table:table-cell>
          <table:table-cell office:value-type="float" office:value="13094200" calcext:value-type="float">
            <text:p>13094200</text:p>
          </table:table-cell>
          <table:table-cell office:value-type="float" office:value="2935370" calcext:value-type="float">
            <text:p>2935370</text:p>
          </table:table-cell>
          <table:table-cell office:value-type="float" office:value="16282300" calcext:value-type="float">
            <text:p>162823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73080" calcext:value-type="float">
            <text:p>1673080</text:p>
          </table:table-cell>
          <table:table-cell office:value-type="float" office:value="2210560" calcext:value-type="float">
            <text:p>2210560</text:p>
          </table:table-cell>
          <table:table-cell office:value-type="float" office:value="2029160" calcext:value-type="float">
            <text:p>2029160</text:p>
          </table:table-cell>
          <table:table-cell office:value-type="float" office:value="2060370" calcext:value-type="float">
            <text:p>2060370</text:p>
          </table:table-cell>
          <table:table-cell office:value-type="float" office:value="12906500" calcext:value-type="float">
            <text:p>12906500</text:p>
          </table:table-cell>
          <table:table-cell office:value-type="float" office:value="2518920" calcext:value-type="float">
            <text:p>2518920</text:p>
          </table:table-cell>
          <table:table-cell office:value-type="float" office:value="16106000" calcext:value-type="float">
            <text:p>16106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46050" calcext:value-type="float">
            <text:p>1746050</text:p>
          </table:table-cell>
          <table:table-cell office:value-type="float" office:value="2173140" calcext:value-type="float">
            <text:p>2173140</text:p>
          </table:table-cell>
          <table:table-cell office:value-type="float" office:value="2002590" calcext:value-type="float">
            <text:p>2002590</text:p>
          </table:table-cell>
          <table:table-cell office:value-type="float" office:value="2084100" calcext:value-type="float">
            <text:p>2084100</text:p>
          </table:table-cell>
          <table:table-cell office:value-type="float" office:value="12744000" calcext:value-type="float">
            <text:p>12744000</text:p>
          </table:table-cell>
          <table:table-cell office:value-type="float" office:value="2598080" calcext:value-type="float">
            <text:p>2598080</text:p>
          </table:table-cell>
          <table:table-cell office:value-type="float" office:value="15902600" calcext:value-type="float">
            <text:p>159026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71680" calcext:value-type="float">
            <text:p>1771680</text:p>
          </table:table-cell>
          <table:table-cell office:value-type="float" office:value="2246070" calcext:value-type="float">
            <text:p>2246070</text:p>
          </table:table-cell>
          <table:table-cell office:value-type="float" office:value="2094000" calcext:value-type="float">
            <text:p>2094000</text:p>
          </table:table-cell>
          <table:table-cell office:value-type="float" office:value="1969250" calcext:value-type="float">
            <text:p>1969250</text:p>
          </table:table-cell>
          <table:table-cell office:value-type="float" office:value="13003800" calcext:value-type="float">
            <text:p>13003800</text:p>
          </table:table-cell>
          <table:table-cell office:value-type="float" office:value="2716740" calcext:value-type="float">
            <text:p>2716740</text:p>
          </table:table-cell>
          <table:table-cell office:value-type="float" office:value="15735800" calcext:value-type="float">
            <text:p>157358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45000" calcext:value-type="float">
            <text:p>1745000</text:p>
          </table:table-cell>
          <table:table-cell office:value-type="float" office:value="2167540" calcext:value-type="float">
            <text:p>2167540</text:p>
          </table:table-cell>
          <table:table-cell office:value-type="float" office:value="2029600" calcext:value-type="float">
            <text:p>2029600</text:p>
          </table:table-cell>
          <table:table-cell office:value-type="float" office:value="1989090" calcext:value-type="float">
            <text:p>1989090</text:p>
          </table:table-cell>
          <table:table-cell office:value-type="float" office:value="12912300" calcext:value-type="float">
            <text:p>12912300</text:p>
          </table:table-cell>
          <table:table-cell office:value-type="float" office:value="2605520" calcext:value-type="float">
            <text:p>2605520</text:p>
          </table:table-cell>
          <table:table-cell office:value-type="float" office:value="15711600" calcext:value-type="float">
            <text:p>157116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23360" calcext:value-type="float">
            <text:p>1723360</text:p>
          </table:table-cell>
          <table:table-cell office:value-type="float" office:value="2067290" calcext:value-type="float">
            <text:p>2067290</text:p>
          </table:table-cell>
          <table:table-cell office:value-type="float" office:value="1875780" calcext:value-type="float">
            <text:p>1875780</text:p>
          </table:table-cell>
          <table:table-cell office:value-type="float" office:value="1808540" calcext:value-type="float">
            <text:p>1808540</text:p>
          </table:table-cell>
          <table:table-cell office:value-type="float" office:value="12931100" calcext:value-type="float">
            <text:p>12931100</text:p>
          </table:table-cell>
          <table:table-cell office:value-type="float" office:value="2658530" calcext:value-type="float">
            <text:p>2658530</text:p>
          </table:table-cell>
          <table:table-cell office:value-type="float" office:value="15542800" calcext:value-type="float">
            <text:p>155428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37520" calcext:value-type="float">
            <text:p>1737520</text:p>
          </table:table-cell>
          <table:table-cell office:value-type="float" office:value="2015280" calcext:value-type="float">
            <text:p>2015280</text:p>
          </table:table-cell>
          <table:table-cell office:value-type="float" office:value="1888360" calcext:value-type="float">
            <text:p>1888360</text:p>
          </table:table-cell>
          <table:table-cell office:value-type="float" office:value="1985890" calcext:value-type="float">
            <text:p>1985890</text:p>
          </table:table-cell>
          <table:table-cell office:value-type="float" office:value="12905600" calcext:value-type="float">
            <text:p>12905600</text:p>
          </table:table-cell>
          <table:table-cell office:value-type="float" office:value="2543030" calcext:value-type="float">
            <text:p>2543030</text:p>
          </table:table-cell>
          <table:table-cell office:value-type="float" office:value="15496700" calcext:value-type="float">
            <text:p>154967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86200" calcext:value-type="float">
            <text:p>1786200</text:p>
          </table:table-cell>
          <table:table-cell office:value-type="float" office:value="2278780" calcext:value-type="float">
            <text:p>2278780</text:p>
          </table:table-cell>
          <table:table-cell office:value-type="float" office:value="2112160" calcext:value-type="float">
            <text:p>2112160</text:p>
          </table:table-cell>
          <table:table-cell office:value-type="float" office:value="2040930" calcext:value-type="float">
            <text:p>2040930</text:p>
          </table:table-cell>
          <table:table-cell office:value-type="float" office:value="12831900" calcext:value-type="float">
            <text:p>12831900</text:p>
          </table:table-cell>
          <table:table-cell office:value-type="float" office:value="2630350" calcext:value-type="float">
            <text:p>2630350</text:p>
          </table:table-cell>
          <table:table-cell office:value-type="float" office:value="15308400" calcext:value-type="float">
            <text:p>153084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70750" calcext:value-type="float">
            <text:p>1770750</text:p>
          </table:table-cell>
          <table:table-cell office:value-type="float" office:value="2346620" calcext:value-type="float">
            <text:p>2346620</text:p>
          </table:table-cell>
          <table:table-cell office:value-type="float" office:value="2194420" calcext:value-type="float">
            <text:p>2194420</text:p>
          </table:table-cell>
          <table:table-cell office:value-type="float" office:value="2041420" calcext:value-type="float">
            <text:p>2041420</text:p>
          </table:table-cell>
          <table:table-cell office:value-type="float" office:value="12742500" calcext:value-type="float">
            <text:p>12742500</text:p>
          </table:table-cell>
          <table:table-cell office:value-type="float" office:value="2562140" calcext:value-type="float">
            <text:p>2562140</text:p>
          </table:table-cell>
          <table:table-cell office:value-type="float" office:value="15074000" calcext:value-type="float">
            <text:p>15074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43560" calcext:value-type="float">
            <text:p>1743560</text:p>
          </table:table-cell>
          <table:table-cell office:value-type="float" office:value="2158460" calcext:value-type="float">
            <text:p>2158460</text:p>
          </table:table-cell>
          <table:table-cell office:value-type="float" office:value="2003550" calcext:value-type="float">
            <text:p>2003550</text:p>
          </table:table-cell>
          <table:table-cell office:value-type="float" office:value="1917080" calcext:value-type="float">
            <text:p>1917080</text:p>
          </table:table-cell>
          <table:table-cell office:value-type="float" office:value="12693100" calcext:value-type="float">
            <text:p>12693100</text:p>
          </table:table-cell>
          <table:table-cell office:value-type="float" office:value="2443500" calcext:value-type="float">
            <text:p>2443500</text:p>
          </table:table-cell>
          <table:table-cell office:value-type="float" office:value="14687200" calcext:value-type="float">
            <text:p>146872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44260" calcext:value-type="float">
            <text:p>1744260</text:p>
          </table:table-cell>
          <table:table-cell office:value-type="float" office:value="2181020" calcext:value-type="float">
            <text:p>2181020</text:p>
          </table:table-cell>
          <table:table-cell office:value-type="float" office:value="2042450" calcext:value-type="float">
            <text:p>2042450</text:p>
          </table:table-cell>
          <table:table-cell office:value-type="float" office:value="1970300" calcext:value-type="float">
            <text:p>1970300</text:p>
          </table:table-cell>
          <table:table-cell office:value-type="float" office:value="12629500" calcext:value-type="float">
            <text:p>12629500</text:p>
          </table:table-cell>
          <table:table-cell office:value-type="float" office:value="2208380" calcext:value-type="float">
            <text:p>2208380</text:p>
          </table:table-cell>
          <table:table-cell office:value-type="float" office:value="12197900" calcext:value-type="float">
            <text:p>121979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31730" calcext:value-type="float">
            <text:p>1731730</text:p>
          </table:table-cell>
          <table:table-cell office:value-type="float" office:value="2101220" calcext:value-type="float">
            <text:p>2101220</text:p>
          </table:table-cell>
          <table:table-cell office:value-type="float" office:value="2032730" calcext:value-type="float">
            <text:p>2032730</text:p>
          </table:table-cell>
          <table:table-cell office:value-type="float" office:value="1966190" calcext:value-type="float">
            <text:p>1966190</text:p>
          </table:table-cell>
          <table:table-cell office:value-type="float" office:value="12529600" calcext:value-type="float">
            <text:p>12529600</text:p>
          </table:table-cell>
          <table:table-cell office:value-type="float" office:value="2366350" calcext:value-type="float">
            <text:p>2366350</text:p>
          </table:table-cell>
          <table:table-cell office:value-type="float" office:value="6623470" calcext:value-type="float">
            <text:p>662347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44510" calcext:value-type="float">
            <text:p>1644510</text:p>
          </table:table-cell>
          <table:table-cell office:value-type="float" office:value="1759980" calcext:value-type="float">
            <text:p>1759980</text:p>
          </table:table-cell>
          <table:table-cell office:value-type="float" office:value="1699090" calcext:value-type="float">
            <text:p>1699090</text:p>
          </table:table-cell>
          <table:table-cell office:value-type="float" office:value="1881920" calcext:value-type="float">
            <text:p>1881920</text:p>
          </table:table-cell>
          <table:table-cell office:value-type="float" office:value="12448100" calcext:value-type="float">
            <text:p>12448100</text:p>
          </table:table-cell>
          <table:table-cell office:value-type="float" office:value="2427510" calcext:value-type="float">
            <text:p>2427510</text:p>
          </table:table-cell>
          <table:table-cell office:value-type="float" office:value="3418280" calcext:value-type="float">
            <text:p>341828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35170" calcext:value-type="float">
            <text:p>1635170</text:p>
          </table:table-cell>
          <table:table-cell office:value-type="float" office:value="1730180" calcext:value-type="float">
            <text:p>1730180</text:p>
          </table:table-cell>
          <table:table-cell office:value-type="float" office:value="1775960" calcext:value-type="float">
            <text:p>1775960</text:p>
          </table:table-cell>
          <table:table-cell office:value-type="float" office:value="1849650" calcext:value-type="float">
            <text:p>1849650</text:p>
          </table:table-cell>
          <table:table-cell office:value-type="float" office:value="12409800" calcext:value-type="float">
            <text:p>12409800</text:p>
          </table:table-cell>
          <table:table-cell office:value-type="float" office:value="2284940" calcext:value-type="float">
            <text:p>2284940</text:p>
          </table:table-cell>
          <table:table-cell office:value-type="float" office:value="2782180" calcext:value-type="float">
            <text:p>278218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25720" calcext:value-type="float">
            <text:p>1625720</text:p>
          </table:table-cell>
          <table:table-cell office:value-type="float" office:value="1709960" calcext:value-type="float">
            <text:p>1709960</text:p>
          </table:table-cell>
          <table:table-cell office:value-type="float" office:value="1789760" calcext:value-type="float">
            <text:p>1789760</text:p>
          </table:table-cell>
          <table:table-cell office:value-type="float" office:value="1899840" calcext:value-type="float">
            <text:p>1899840</text:p>
          </table:table-cell>
          <table:table-cell office:value-type="float" office:value="12319100" calcext:value-type="float">
            <text:p>12319100</text:p>
          </table:table-cell>
          <table:table-cell office:value-type="float" office:value="2450070" calcext:value-type="float">
            <text:p>2450070</text:p>
          </table:table-cell>
          <table:table-cell office:value-type="float" office:value="2679660" calcext:value-type="float">
            <text:p>26796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19840" calcext:value-type="float">
            <text:p>1619840</text:p>
          </table:table-cell>
          <table:table-cell office:value-type="float" office:value="1710550" calcext:value-type="float">
            <text:p>1710550</text:p>
          </table:table-cell>
          <table:table-cell office:value-type="float" office:value="1937550" calcext:value-type="float">
            <text:p>1937550</text:p>
          </table:table-cell>
          <table:table-cell office:value-type="float" office:value="1935340" calcext:value-type="float">
            <text:p>1935340</text:p>
          </table:table-cell>
          <table:table-cell office:value-type="float" office:value="12271100" calcext:value-type="float">
            <text:p>12271100</text:p>
          </table:table-cell>
          <table:table-cell office:value-type="float" office:value="2288170" calcext:value-type="float">
            <text:p>2288170</text:p>
          </table:table-cell>
          <table:table-cell office:value-type="float" office:value="2590160" calcext:value-type="float">
            <text:p>25901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35430" calcext:value-type="float">
            <text:p>1635430</text:p>
          </table:table-cell>
          <table:table-cell office:value-type="float" office:value="1643670" calcext:value-type="float">
            <text:p>1643670</text:p>
          </table:table-cell>
          <table:table-cell office:value-type="float" office:value="1677830" calcext:value-type="float">
            <text:p>1677830</text:p>
          </table:table-cell>
          <table:table-cell office:value-type="float" office:value="1835150" calcext:value-type="float">
            <text:p>1835150</text:p>
          </table:table-cell>
          <table:table-cell office:value-type="float" office:value="12210400" calcext:value-type="float">
            <text:p>12210400</text:p>
          </table:table-cell>
          <table:table-cell office:value-type="float" office:value="2365430" calcext:value-type="float">
            <text:p>2365430</text:p>
          </table:table-cell>
          <table:table-cell office:value-type="float" office:value="2586500" calcext:value-type="float">
            <text:p>25865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33360" calcext:value-type="float">
            <text:p>1633360</text:p>
          </table:table-cell>
          <table:table-cell office:value-type="float" office:value="1721420" calcext:value-type="float">
            <text:p>1721420</text:p>
          </table:table-cell>
          <table:table-cell office:value-type="float" office:value="1655920" calcext:value-type="float">
            <text:p>1655920</text:p>
          </table:table-cell>
          <table:table-cell office:value-type="float" office:value="1753850" calcext:value-type="float">
            <text:p>1753850</text:p>
          </table:table-cell>
          <table:table-cell office:value-type="float" office:value="12148800" calcext:value-type="float">
            <text:p>12148800</text:p>
          </table:table-cell>
          <table:table-cell office:value-type="float" office:value="2266880" calcext:value-type="float">
            <text:p>2266880</text:p>
          </table:table-cell>
          <table:table-cell office:value-type="float" office:value="2596080" calcext:value-type="float">
            <text:p>259608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606870" calcext:value-type="float">
            <text:p>1606870</text:p>
          </table:table-cell>
          <table:table-cell office:value-type="float" office:value="1624820" calcext:value-type="float">
            <text:p>1624820</text:p>
          </table:table-cell>
          <table:table-cell office:value-type="float" office:value="1741430" calcext:value-type="float">
            <text:p>1741430</text:p>
          </table:table-cell>
          <table:table-cell office:value-type="float" office:value="1883340" calcext:value-type="float">
            <text:p>1883340</text:p>
          </table:table-cell>
          <table:table-cell office:value-type="float" office:value="12081000" calcext:value-type="float">
            <text:p>12081000</text:p>
          </table:table-cell>
          <table:table-cell office:value-type="float" office:value="2223170" calcext:value-type="float">
            <text:p>2223170</text:p>
          </table:table-cell>
          <table:table-cell office:value-type="float" office:value="2580050" calcext:value-type="float">
            <text:p>258005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97690" calcext:value-type="float">
            <text:p>1597690</text:p>
          </table:table-cell>
          <table:table-cell office:value-type="float" office:value="1628650" calcext:value-type="float">
            <text:p>1628650</text:p>
          </table:table-cell>
          <table:table-cell office:value-type="float" office:value="1622590" calcext:value-type="float">
            <text:p>1622590</text:p>
          </table:table-cell>
          <table:table-cell office:value-type="float" office:value="1814150" calcext:value-type="float">
            <text:p>1814150</text:p>
          </table:table-cell>
          <table:table-cell office:value-type="float" office:value="11997300" calcext:value-type="float">
            <text:p>11997300</text:p>
          </table:table-cell>
          <table:table-cell office:value-type="float" office:value="2320180" calcext:value-type="float">
            <text:p>2320180</text:p>
          </table:table-cell>
          <table:table-cell office:value-type="float" office:value="2581380" calcext:value-type="float">
            <text:p>258138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96450" calcext:value-type="float">
            <text:p>1596450</text:p>
          </table:table-cell>
          <table:table-cell office:value-type="float" office:value="1612410" calcext:value-type="float">
            <text:p>1612410</text:p>
          </table:table-cell>
          <table:table-cell office:value-type="float" office:value="1738410" calcext:value-type="float">
            <text:p>1738410</text:p>
          </table:table-cell>
          <table:table-cell office:value-type="float" office:value="1793350" calcext:value-type="float">
            <text:p>1793350</text:p>
          </table:table-cell>
          <table:table-cell office:value-type="float" office:value="11969400" calcext:value-type="float">
            <text:p>11969400</text:p>
          </table:table-cell>
          <table:table-cell office:value-type="float" office:value="2073050" calcext:value-type="float">
            <text:p>2073050</text:p>
          </table:table-cell>
          <table:table-cell office:value-type="float" office:value="2559120" calcext:value-type="float">
            <text:p>2559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2T10:56:27.088395387</dc:date>
    <meta:editing-duration>PT31S</meta:editing-duration>
    <meta:editing-cycles>1</meta:editing-cycles>
    <meta:document-statistic meta:table-count="1" meta:cell-count="184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791cm" svg:height="12.99cm" xlink:href=".." xlink:type="simple" chart:class="chart:line" chart:style-name="ch1">
        <chart:legend chart:legend-position="end" svg:x="24.505cm" svg:y="4.453cm" style:legend-expansion="high" chart:style-name="ch2"/>
        <chart:plot-area chart:style-name="ch3" table:cell-range-address="'queue-results'.A1:'queue-results'.H23" chart:data-source-has-labels="row" svg:x="0.595cm" svg:y="0.259cm" svg:width="23.315cm" svg:height="12.472cm">
          <chartooo:coordinate-region svg:x="2.328cm" svg:y="0.459cm" svg:width="21.395cm" svg:height="11.6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queue-results'.A2:'queue-results'.A23" chart:label-cell-address="'queue-results'.A1:'queue-results'.A1" chart:class="chart:line">
            <chart:data-point chart:repeated="22"/>
          </chart:series>
          <chart:series chart:style-name="ch7" chart:values-cell-range-address="'queue-results'.B2:'queue-results'.B23" chart:label-cell-address="'queue-results'.B1:'queue-results'.B1" chart:class="chart:line">
            <chart:data-point chart:repeated="22"/>
          </chart:series>
          <chart:series chart:style-name="ch8" chart:values-cell-range-address="'queue-results'.C2:'queue-results'.C23" chart:label-cell-address="'queue-results'.C1:'queue-results'.C1" chart:class="chart:line">
            <chart:data-point chart:repeated="22"/>
          </chart:series>
          <chart:series chart:style-name="ch9" chart:values-cell-range-address="'queue-results'.D2:'queue-results'.D23" chart:label-cell-address="'queue-results'.D1:'queue-results'.D1" chart:class="chart:line">
            <chart:data-point chart:repeated="22"/>
          </chart:series>
          <chart:series chart:style-name="ch10" chart:values-cell-range-address="'queue-results'.E2:'queue-results'.E23" chart:label-cell-address="'queue-results'.E1:'queue-results'.E1" chart:class="chart:line">
            <chart:data-point chart:repeated="22"/>
          </chart:series>
          <chart:series chart:style-name="ch11" chart:values-cell-range-address="'queue-results'.F2:'queue-results'.F23" chart:label-cell-address="'queue-results'.F1:'queue-results'.F1" chart:class="chart:line">
            <chart:data-point chart:repeated="22"/>
          </chart:series>
          <chart:series chart:style-name="ch12" chart:values-cell-range-address="'queue-results'.G2:'queue-results'.G23" chart:label-cell-address="'queue-results'.G1:'queue-results'.G1" chart:class="chart:line">
            <chart:data-point chart:repeated="22"/>
          </chart:series>
          <chart:series chart:style-name="ch13" chart:values-cell-range-address="'queue-results'.H2:'queue-results'.H23" chart:label-cell-address="'queue-results'.H1:'queue-results'.H1" chart:class="chart:line"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 cnt</text:p>
                <draw:g>
                  <svg:desc>'queue-results'.A1:'queue-results'.A1</svg:desc>
                </draw:g>
              </table:table-cell>
              <table:table-cell office:value-type="string">
                <text:p>lock-free queue"</text:p>
                <draw:g>
                  <svg:desc>'queue-results'.B1:'queue-results'.B1</svg:desc>
                </draw:g>
              </table:table-cell>
              <table:table-cell office:value-type="string">
                <text:p>lock-free queue with pool"</text:p>
                <draw:g>
                  <svg:desc>'queue-results'.C1:'queue-results'.C1</svg:desc>
                </draw:g>
              </table:table-cell>
              <table:table-cell office:value-type="string">
                <text:p>boost::lockfree::queue"</text:p>
                <draw:g>
                  <svg:desc>'queue-results'.D1:'queue-results'.D1</svg:desc>
                </draw:g>
              </table:table-cell>
              <table:table-cell office:value-type="string">
                <text:p>cds::container::msqueue"</text:p>
                <draw:g>
                  <svg:desc>'queue-results'.E1:'queue-results'.E1</svg:desc>
                </draw:g>
              </table:table-cell>
              <table:table-cell office:value-type="string">
                <text:p>cds::container::fcqueue"</text:p>
                <draw:g>
                  <svg:desc>'queue-results'.F1:'queue-results'.F1</svg:desc>
                </draw:g>
              </table:table-cell>
              <table:table-cell office:value-type="string">
                <text:p>std::queue with mutex"</text:p>
                <draw:g>
                  <svg:desc>'queue-results'.G1:'queue-results'.G1</svg:desc>
                </draw:g>
              </table:table-cell>
              <table:table-cell office:value-type="string">
                <text:p>std::queue with spin-lock"</text:p>
                <draw:g>
                  <svg:desc>'queue-results'.H1:'queue-results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queue-results'.A2:'queue-results'.A23</svg:desc>
                </draw:g>
              </table:table-cell>
              <table:table-cell office:value-type="float" office:value="4762070">
                <text:p>4762070</text:p>
                <draw:g>
                  <svg:desc>'queue-results'.B2:'queue-results'.B23</svg:desc>
                </draw:g>
              </table:table-cell>
              <table:table-cell office:value-type="float" office:value="19480300">
                <text:p>19480300</text:p>
                <draw:g>
                  <svg:desc>'queue-results'.C2:'queue-results'.C23</svg:desc>
                </draw:g>
              </table:table-cell>
              <table:table-cell office:value-type="float" office:value="18256900">
                <text:p>18256900</text:p>
                <draw:g>
                  <svg:desc>'queue-results'.D2:'queue-results'.D23</svg:desc>
                </draw:g>
              </table:table-cell>
              <table:table-cell office:value-type="float" office:value="5859350">
                <text:p>5859350</text:p>
                <draw:g>
                  <svg:desc>'queue-results'.E2:'queue-results'.E23</svg:desc>
                </draw:g>
              </table:table-cell>
              <table:table-cell office:value-type="float" office:value="13180600">
                <text:p>13180600</text:p>
                <draw:g>
                  <svg:desc>'queue-results'.F2:'queue-results'.F23</svg:desc>
                </draw:g>
              </table:table-cell>
              <table:table-cell office:value-type="float" office:value="19081100">
                <text:p>19081100</text:p>
                <draw:g>
                  <svg:desc>'queue-results'.G2:'queue-results'.G23</svg:desc>
                </draw:g>
              </table:table-cell>
              <table:table-cell office:value-type="float" office:value="16699400">
                <text:p>16699400</text:p>
                <draw:g>
                  <svg:desc>'queue-results'.H2:'queue-results'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303380">
                <text:p>2303380</text:p>
              </table:table-cell>
              <table:table-cell office:value-type="float" office:value="2747350">
                <text:p>2747350</text:p>
              </table:table-cell>
              <table:table-cell office:value-type="float" office:value="2581430">
                <text:p>2581430</text:p>
              </table:table-cell>
              <table:table-cell office:value-type="float" office:value="3329550">
                <text:p>3329550</text:p>
              </table:table-cell>
              <table:table-cell office:value-type="float" office:value="13094200">
                <text:p>13094200</text:p>
              </table:table-cell>
              <table:table-cell office:value-type="float" office:value="2935370">
                <text:p>2935370</text:p>
              </table:table-cell>
              <table:table-cell office:value-type="float" office:value="16282300">
                <text:p>16282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673080">
                <text:p>1673080</text:p>
              </table:table-cell>
              <table:table-cell office:value-type="float" office:value="2210560">
                <text:p>2210560</text:p>
              </table:table-cell>
              <table:table-cell office:value-type="float" office:value="2029160">
                <text:p>2029160</text:p>
              </table:table-cell>
              <table:table-cell office:value-type="float" office:value="2060370">
                <text:p>2060370</text:p>
              </table:table-cell>
              <table:table-cell office:value-type="float" office:value="12906500">
                <text:p>12906500</text:p>
              </table:table-cell>
              <table:table-cell office:value-type="float" office:value="2518920">
                <text:p>2518920</text:p>
              </table:table-cell>
              <table:table-cell office:value-type="float" office:value="16106000">
                <text:p>16106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746050">
                <text:p>1746050</text:p>
              </table:table-cell>
              <table:table-cell office:value-type="float" office:value="2173140">
                <text:p>2173140</text:p>
              </table:table-cell>
              <table:table-cell office:value-type="float" office:value="2002590">
                <text:p>2002590</text:p>
              </table:table-cell>
              <table:table-cell office:value-type="float" office:value="2084100">
                <text:p>2084100</text:p>
              </table:table-cell>
              <table:table-cell office:value-type="float" office:value="12744000">
                <text:p>12744000</text:p>
              </table:table-cell>
              <table:table-cell office:value-type="float" office:value="2598080">
                <text:p>2598080</text:p>
              </table:table-cell>
              <table:table-cell office:value-type="float" office:value="15902600">
                <text:p>15902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771680">
                <text:p>1771680</text:p>
              </table:table-cell>
              <table:table-cell office:value-type="float" office:value="2246070">
                <text:p>2246070</text:p>
              </table:table-cell>
              <table:table-cell office:value-type="float" office:value="2094000">
                <text:p>2094000</text:p>
              </table:table-cell>
              <table:table-cell office:value-type="float" office:value="1969250">
                <text:p>1969250</text:p>
              </table:table-cell>
              <table:table-cell office:value-type="float" office:value="13003800">
                <text:p>13003800</text:p>
              </table:table-cell>
              <table:table-cell office:value-type="float" office:value="2716740">
                <text:p>2716740</text:p>
              </table:table-cell>
              <table:table-cell office:value-type="float" office:value="15735800">
                <text:p>157358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745000">
                <text:p>1745000</text:p>
              </table:table-cell>
              <table:table-cell office:value-type="float" office:value="2167540">
                <text:p>2167540</text:p>
              </table:table-cell>
              <table:table-cell office:value-type="float" office:value="2029600">
                <text:p>2029600</text:p>
              </table:table-cell>
              <table:table-cell office:value-type="float" office:value="1989090">
                <text:p>1989090</text:p>
              </table:table-cell>
              <table:table-cell office:value-type="float" office:value="12912300">
                <text:p>12912300</text:p>
              </table:table-cell>
              <table:table-cell office:value-type="float" office:value="2605520">
                <text:p>2605520</text:p>
              </table:table-cell>
              <table:table-cell office:value-type="float" office:value="15711600">
                <text:p>157116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723360">
                <text:p>1723360</text:p>
              </table:table-cell>
              <table:table-cell office:value-type="float" office:value="2067290">
                <text:p>2067290</text:p>
              </table:table-cell>
              <table:table-cell office:value-type="float" office:value="1875780">
                <text:p>1875780</text:p>
              </table:table-cell>
              <table:table-cell office:value-type="float" office:value="1808540">
                <text:p>1808540</text:p>
              </table:table-cell>
              <table:table-cell office:value-type="float" office:value="12931100">
                <text:p>12931100</text:p>
              </table:table-cell>
              <table:table-cell office:value-type="float" office:value="2658530">
                <text:p>2658530</text:p>
              </table:table-cell>
              <table:table-cell office:value-type="float" office:value="15542800">
                <text:p>155428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737520">
                <text:p>1737520</text:p>
              </table:table-cell>
              <table:table-cell office:value-type="float" office:value="2015280">
                <text:p>2015280</text:p>
              </table:table-cell>
              <table:table-cell office:value-type="float" office:value="1888360">
                <text:p>1888360</text:p>
              </table:table-cell>
              <table:table-cell office:value-type="float" office:value="1985890">
                <text:p>1985890</text:p>
              </table:table-cell>
              <table:table-cell office:value-type="float" office:value="12905600">
                <text:p>12905600</text:p>
              </table:table-cell>
              <table:table-cell office:value-type="float" office:value="2543030">
                <text:p>2543030</text:p>
              </table:table-cell>
              <table:table-cell office:value-type="float" office:value="15496700">
                <text:p>154967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786200">
                <text:p>1786200</text:p>
              </table:table-cell>
              <table:table-cell office:value-type="float" office:value="2278780">
                <text:p>2278780</text:p>
              </table:table-cell>
              <table:table-cell office:value-type="float" office:value="2112160">
                <text:p>2112160</text:p>
              </table:table-cell>
              <table:table-cell office:value-type="float" office:value="2040930">
                <text:p>2040930</text:p>
              </table:table-cell>
              <table:table-cell office:value-type="float" office:value="12831900">
                <text:p>12831900</text:p>
              </table:table-cell>
              <table:table-cell office:value-type="float" office:value="2630350">
                <text:p>2630350</text:p>
              </table:table-cell>
              <table:table-cell office:value-type="float" office:value="15308400">
                <text:p>15308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770750">
                <text:p>1770750</text:p>
              </table:table-cell>
              <table:table-cell office:value-type="float" office:value="2346620">
                <text:p>2346620</text:p>
              </table:table-cell>
              <table:table-cell office:value-type="float" office:value="2194420">
                <text:p>2194420</text:p>
              </table:table-cell>
              <table:table-cell office:value-type="float" office:value="2041420">
                <text:p>2041420</text:p>
              </table:table-cell>
              <table:table-cell office:value-type="float" office:value="12742500">
                <text:p>12742500</text:p>
              </table:table-cell>
              <table:table-cell office:value-type="float" office:value="2562140">
                <text:p>2562140</text:p>
              </table:table-cell>
              <table:table-cell office:value-type="float" office:value="15074000">
                <text:p>15074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743560">
                <text:p>1743560</text:p>
              </table:table-cell>
              <table:table-cell office:value-type="float" office:value="2158460">
                <text:p>2158460</text:p>
              </table:table-cell>
              <table:table-cell office:value-type="float" office:value="2003550">
                <text:p>2003550</text:p>
              </table:table-cell>
              <table:table-cell office:value-type="float" office:value="1917080">
                <text:p>1917080</text:p>
              </table:table-cell>
              <table:table-cell office:value-type="float" office:value="12693100">
                <text:p>12693100</text:p>
              </table:table-cell>
              <table:table-cell office:value-type="float" office:value="2443500">
                <text:p>2443500</text:p>
              </table:table-cell>
              <table:table-cell office:value-type="float" office:value="14687200">
                <text:p>146872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1744260">
                <text:p>1744260</text:p>
              </table:table-cell>
              <table:table-cell office:value-type="float" office:value="2181020">
                <text:p>2181020</text:p>
              </table:table-cell>
              <table:table-cell office:value-type="float" office:value="2042450">
                <text:p>2042450</text:p>
              </table:table-cell>
              <table:table-cell office:value-type="float" office:value="1970300">
                <text:p>1970300</text:p>
              </table:table-cell>
              <table:table-cell office:value-type="float" office:value="12629500">
                <text:p>12629500</text:p>
              </table:table-cell>
              <table:table-cell office:value-type="float" office:value="2208380">
                <text:p>2208380</text:p>
              </table:table-cell>
              <table:table-cell office:value-type="float" office:value="12197900">
                <text:p>121979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1731730">
                <text:p>1731730</text:p>
              </table:table-cell>
              <table:table-cell office:value-type="float" office:value="2101220">
                <text:p>2101220</text:p>
              </table:table-cell>
              <table:table-cell office:value-type="float" office:value="2032730">
                <text:p>2032730</text:p>
              </table:table-cell>
              <table:table-cell office:value-type="float" office:value="1966190">
                <text:p>1966190</text:p>
              </table:table-cell>
              <table:table-cell office:value-type="float" office:value="12529600">
                <text:p>12529600</text:p>
              </table:table-cell>
              <table:table-cell office:value-type="float" office:value="2366350">
                <text:p>2366350</text:p>
              </table:table-cell>
              <table:table-cell office:value-type="float" office:value="6623470">
                <text:p>66234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">
                <text:p>37</text:p>
              </table:table-cell>
              <table:table-cell office:value-type="float" office:value="1644510">
                <text:p>1644510</text:p>
              </table:table-cell>
              <table:table-cell office:value-type="float" office:value="1759980">
                <text:p>1759980</text:p>
              </table:table-cell>
              <table:table-cell office:value-type="float" office:value="1699090">
                <text:p>1699090</text:p>
              </table:table-cell>
              <table:table-cell office:value-type="float" office:value="1881920">
                <text:p>1881920</text:p>
              </table:table-cell>
              <table:table-cell office:value-type="float" office:value="12448100">
                <text:p>12448100</text:p>
              </table:table-cell>
              <table:table-cell office:value-type="float" office:value="2427510">
                <text:p>2427510</text:p>
              </table:table-cell>
              <table:table-cell office:value-type="float" office:value="3418280">
                <text:p>34182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">
                <text:p>41</text:p>
              </table:table-cell>
              <table:table-cell office:value-type="float" office:value="1635170">
                <text:p>1635170</text:p>
              </table:table-cell>
              <table:table-cell office:value-type="float" office:value="1730180">
                <text:p>1730180</text:p>
              </table:table-cell>
              <table:table-cell office:value-type="float" office:value="1775960">
                <text:p>1775960</text:p>
              </table:table-cell>
              <table:table-cell office:value-type="float" office:value="1849650">
                <text:p>1849650</text:p>
              </table:table-cell>
              <table:table-cell office:value-type="float" office:value="12409800">
                <text:p>12409800</text:p>
              </table:table-cell>
              <table:table-cell office:value-type="float" office:value="2284940">
                <text:p>2284940</text:p>
              </table:table-cell>
              <table:table-cell office:value-type="float" office:value="2782180">
                <text:p>27821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">
                <text:p>45</text:p>
              </table:table-cell>
              <table:table-cell office:value-type="float" office:value="1625720">
                <text:p>1625720</text:p>
              </table:table-cell>
              <table:table-cell office:value-type="float" office:value="1709960">
                <text:p>1709960</text:p>
              </table:table-cell>
              <table:table-cell office:value-type="float" office:value="1789760">
                <text:p>1789760</text:p>
              </table:table-cell>
              <table:table-cell office:value-type="float" office:value="1899840">
                <text:p>1899840</text:p>
              </table:table-cell>
              <table:table-cell office:value-type="float" office:value="12319100">
                <text:p>12319100</text:p>
              </table:table-cell>
              <table:table-cell office:value-type="float" office:value="2450070">
                <text:p>2450070</text:p>
              </table:table-cell>
              <table:table-cell office:value-type="float" office:value="2679660">
                <text:p>26796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1619840">
                <text:p>1619840</text:p>
              </table:table-cell>
              <table:table-cell office:value-type="float" office:value="1710550">
                <text:p>1710550</text:p>
              </table:table-cell>
              <table:table-cell office:value-type="float" office:value="1937550">
                <text:p>1937550</text:p>
              </table:table-cell>
              <table:table-cell office:value-type="float" office:value="1935340">
                <text:p>1935340</text:p>
              </table:table-cell>
              <table:table-cell office:value-type="float" office:value="12271100">
                <text:p>12271100</text:p>
              </table:table-cell>
              <table:table-cell office:value-type="float" office:value="2288170">
                <text:p>2288170</text:p>
              </table:table-cell>
              <table:table-cell office:value-type="float" office:value="2590160">
                <text:p>25901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">
                <text:p>53</text:p>
              </table:table-cell>
              <table:table-cell office:value-type="float" office:value="1635430">
                <text:p>1635430</text:p>
              </table:table-cell>
              <table:table-cell office:value-type="float" office:value="1643670">
                <text:p>1643670</text:p>
              </table:table-cell>
              <table:table-cell office:value-type="float" office:value="1677830">
                <text:p>1677830</text:p>
              </table:table-cell>
              <table:table-cell office:value-type="float" office:value="1835150">
                <text:p>1835150</text:p>
              </table:table-cell>
              <table:table-cell office:value-type="float" office:value="12210400">
                <text:p>12210400</text:p>
              </table:table-cell>
              <table:table-cell office:value-type="float" office:value="2365430">
                <text:p>2365430</text:p>
              </table:table-cell>
              <table:table-cell office:value-type="float" office:value="2586500">
                <text:p>25865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">
                <text:p>57</text:p>
              </table:table-cell>
              <table:table-cell office:value-type="float" office:value="1633360">
                <text:p>1633360</text:p>
              </table:table-cell>
              <table:table-cell office:value-type="float" office:value="1721420">
                <text:p>1721420</text:p>
              </table:table-cell>
              <table:table-cell office:value-type="float" office:value="1655920">
                <text:p>1655920</text:p>
              </table:table-cell>
              <table:table-cell office:value-type="float" office:value="1753850">
                <text:p>1753850</text:p>
              </table:table-cell>
              <table:table-cell office:value-type="float" office:value="12148800">
                <text:p>12148800</text:p>
              </table:table-cell>
              <table:table-cell office:value-type="float" office:value="2266880">
                <text:p>2266880</text:p>
              </table:table-cell>
              <table:table-cell office:value-type="float" office:value="2596080">
                <text:p>25960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">
                <text:p>61</text:p>
              </table:table-cell>
              <table:table-cell office:value-type="float" office:value="1606870">
                <text:p>1606870</text:p>
              </table:table-cell>
              <table:table-cell office:value-type="float" office:value="1624820">
                <text:p>1624820</text:p>
              </table:table-cell>
              <table:table-cell office:value-type="float" office:value="1741430">
                <text:p>1741430</text:p>
              </table:table-cell>
              <table:table-cell office:value-type="float" office:value="1883340">
                <text:p>1883340</text:p>
              </table:table-cell>
              <table:table-cell office:value-type="float" office:value="12081000">
                <text:p>12081000</text:p>
              </table:table-cell>
              <table:table-cell office:value-type="float" office:value="2223170">
                <text:p>2223170</text:p>
              </table:table-cell>
              <table:table-cell office:value-type="float" office:value="2580050">
                <text:p>25800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">
                <text:p>65</text:p>
              </table:table-cell>
              <table:table-cell office:value-type="float" office:value="1597690">
                <text:p>1597690</text:p>
              </table:table-cell>
              <table:table-cell office:value-type="float" office:value="1628650">
                <text:p>1628650</text:p>
              </table:table-cell>
              <table:table-cell office:value-type="float" office:value="1622590">
                <text:p>1622590</text:p>
              </table:table-cell>
              <table:table-cell office:value-type="float" office:value="1814150">
                <text:p>1814150</text:p>
              </table:table-cell>
              <table:table-cell office:value-type="float" office:value="11997300">
                <text:p>11997300</text:p>
              </table:table-cell>
              <table:table-cell office:value-type="float" office:value="2320180">
                <text:p>2320180</text:p>
              </table:table-cell>
              <table:table-cell office:value-type="float" office:value="2581380">
                <text:p>25813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9">
                <text:p>69</text:p>
              </table:table-cell>
              <table:table-cell office:value-type="float" office:value="1596450">
                <text:p>1596450</text:p>
              </table:table-cell>
              <table:table-cell office:value-type="float" office:value="1612410">
                <text:p>1612410</text:p>
              </table:table-cell>
              <table:table-cell office:value-type="float" office:value="1738410">
                <text:p>1738410</text:p>
              </table:table-cell>
              <table:table-cell office:value-type="float" office:value="1793350">
                <text:p>1793350</text:p>
              </table:table-cell>
              <table:table-cell office:value-type="float" office:value="11969400">
                <text:p>11969400</text:p>
              </table:table-cell>
              <table:table-cell office:value-type="float" office:value="2073050">
                <text:p>2073050</text:p>
              </table:table-cell>
              <table:table-cell office:value-type="float" office:value="2559120">
                <text:p>2559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